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_736179584"/>Иногда придумываются высказывания, которые не хочется забывать<text:bookmark-end text:name="__DdeLink__2_736179584"/></text:p>
      <text:p text:style-name="P1"/>
      <text:p text:style-name="P1">В разговорах иногда бывает придумаешь какую-то вещь, и она удачная оказывается. Не забывать-ведь, раз есть свой сайт</text:p>
      <text:p text:style-name="P1"/>
      <text:p text:style-name="P1"><text:bookmark-start text:name="__DdeLink__4_736179584"/>На память для себя, ну и может ещё кому будет интересно<text:bookmark-end text:name="__DdeLink__4_736179584"/></text:p>
      <text:p text:style-name="P1"/>
      <text:p text:style-name="P1">Полезные мелочи, которые могут помочь сэкономить время при работе за компьютером</text:p>
      <text:p text:style-name="P1"/>
      <text:p text:style-name="P1"/>
      <text:p text:style-name="P1"/>
      <text:p text:style-name="P1">Пакетная обработка картинок в консоли :: изменение размера</text:p>
      <text:p text:style-name="P1"/>
      <text:p text:style-name="P1"><text:bookmark-start text:name="__DdeLink__40_736179584"/>Как — то раз понадобилось мне изменить размер для большого количества изображений в папке. Предположим, что это была большая куча фотографий 20 мегапиксельных, по 8 мегабайт весом каждая. С отчётом о поездке в дальние края. И захотелось выложить их мне на сайт, а для этого надобно их ужать, да оптимизировать.<text:bookmark-start text:name="__DdeLink__28_736179584"/>&lt;br /&gt;<text:bookmark-end text:name="__DdeLink__28_736179584"/></text:p>
      <text:p text:style-name="P1">Конечно пару / десяток фотографий можно и руками, можно в Фотошопе, можно ещё поискать программы, да скрипты под это дело заточенные.. Но, это ведь не так интересно, как написать пару строк в консоли и всё само чтобы обработалось красиво. Тут тебе и удовольствие от сделанного, и опыт который в будущем обязательно пригодится и материал для сайта, добрым людям в помощь.&lt;br /&gt;</text:p>
      <text:p text:style-name="P1">&lt;br /&gt;</text:p>
      <text:p text:style-name="P1"/>
      <text:p text:style-name="P1">Один важный момент, всё происходит не в OS Windows, a в OS Ubuntu. &lt;br /&gt;</text:p>
      <text:p text:style-name="P1">Устанавливаем отличный пакет для работы с изображениями &lt;a href='<text:a xlink:type="simple" xlink:href="http://www.graphicsmagick.org/">http://www.graphicsmagick.org/</text:a>'&gt;GraphicsMagick&lt;/a&gt;. Именно <text:s/>GraphicsMagick а не &lt;a href='<text:a xlink:type="simple" xlink:href="http://www.imagemagick.org/">http://www.imagemagick.org</text:a>'&gt;ImageMagick&lt;/a&gt;. Почему? Просто это более продвинутый форк.&lt;br /&gt;&lt;br /&gt;</text:p>
      <text:p text:style-name="P1"><text:bookmark-start text:name="__DdeLink__44_736179584"/>Кстати, под Windows он тоже устанавливается, так - что при небольшом шаманстве этот же подход можно и там использовать.</text:p>
      <text:p text:style-name="P1">&lt;br /&gt;&lt;br /&gt;</text:p>
      <text:p text:style-name="P1"/>
      <text:p text:style-name="P1">После такой долгой прелюдии, всего-то пара строк кода:<text:bookmark-end text:name="__DdeLink__44_736179584"/></text:p>
      <text:p text:style-name="P1">&lt;br /&gt;&lt;br /&gt;</text:p>
      <text:p text:style-name="P1">find -name "*.JPG" | while read f; do gm -convert -scale 800 $f thumbs/$f; done</text:p>
      <text:p text:style-name="P1">Тут:<text:bookmark-start text:name="__DdeLink__52_736179584"/>&lt;br /&gt;<text:bookmark-end text:name="__DdeLink__52_736179584"/></text:p>
      <text:p text:style-name="P1"><text:bookmark-end text:name="__DdeLink__40_736179584"/>JPG — расширение обрабатываемых файлов.&lt;br /&gt;</text:p>
      <text:p text:style-name="P1"><text:bookmark-start text:name="__DdeLink__54_736179584"/>800 — Целевая ширина конвертации.&lt;br /&gt;</text:p>
      <text:p text:style-name="P1">thumbs/ — Папка, в которую будут складываться уменьшенные изображения.&lt;br /&gt;<text:line-break/>done — Признак конца операции.&lt;br /&gt;</text:p>
      <text:p text:style-name="P1"><text:bookmark-start text:name="__DdeLink__61_736179584"/>&lt;br /&gt;<text:bookmark-end text:name="__DdeLink__54_736179584"/></text:p>
      <text:p text:style-name="P1">В итоге, в папке <text:s/>thumbs имеем уменьшенные копии фотографий, с теми же названиями.</text:p>
      <text:p text:style-name="P1">&lt;br /&gt;<text:bookmark-start text:name="__DdeLink__58_736179584"/>&lt;br /&gt;<text:bookmark-end text:name="__DdeLink__58_736179584"/></text:p>
      <text:p text:style-name="P1">В случае, если название нужно немного изменить — добавить постфикс _sm для уменьшенных превьюшек, можно написать так:&lt;br /&gt;</text:p>
      <text:p text:style-name="P1">find -name "*.JPG" | while read f; do gm -convert -scale 200 "$f" "thumbs/${f%.*}_sm.jpg"; done<text:bookmark-end text:name="__DdeLink__61_736179584"/></text:p>
      <text:p text:style-name="P1"/>
      <text:p text:style-name="P1"><text:bookmark-start text:name="__DdeLink__63_736179584"/>Дополнительно может понадобится изменить регистр букв в именах всех файлов, так-как <text:soft-page-break/>некоторые особо продвинутые фотоаппараты упорно ставят расширение в верхнем регистре.&lt;br /&gt;</text:p>
      <text:p text:style-name="P1">В этом случае пишем: </text:p>
      <text:p text:style-name="P1"/>
      <text:p text:style-name="P1"><text:bookmark-end text:name="__DdeLink__63_736179584"/><text:bookmark-start text:name="__DdeLink__65_736179584"/>Ну и если очень хочется добавить водяные знаки, чтобы никто просто так не мог фотографии</text:p>
      <text:p text:style-name="P1"><text:s/>скачать с Вашего сайта и выдать за свои, то это сделать тоже не сложно:</text:p>
      <text:p text:style-name="P1"/>
      <text:p text:style-name="P1"><text:bookmark-end text:name="__DdeLink__65_736179584"/><text:bookmark-start text:name="__DdeLink__67_736179584"/>Степень прозрачности накладываемого изображения.<text:bookmark-end text:name="__DdeLink__67_736179584"/></text:p>
      <text:p text:style-name="P1"><text:bookmark-start text:name="__DdeLink__70_736179584"/>Константа определяющая положение накладываемого изображения. Может принимать одно из следующих значений:</text:p>
      <text:p text:style-name="P1">NorthWest, North, NorthEast, West, Center, East, SouthWest, South, или SouthEast</text:p>
      <text:p text:style-name="P1"/>
      <text:p text:style-name="P1"><text:bookmark-end text:name="__DdeLink__70_736179584"/><text:bookmark-start text:name="__DdeLink__73_736179584"/>Путь до файла накладываемого изображения<text:bookmark-end text:name="__DdeLink__73_736179584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7-18T22:54:58</meta:creation-date>
    <dc:date>2011-07-19T00:47:04</dc:date>
    <dc:creator>Pavel </dc:creator>
    <meta:editing-duration>PT1H52M6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2" meta:paragraph-count="32" meta:word-count="420" meta:character-count="2824"/>
  </office:meta>
</office:document-meta>
</file>